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variant="normal" fo:text-transform="none" fo:color="#444444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P6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" style:family="paragraph" style:parent-style-name="Standard">
      <style:text-properties fo:font-style="normal" style:text-underline-style="none" style:font-style-asian="normal" style:font-style-complex="normal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P10" style:family="paragraph" style:parent-style-name="Standard">
      <style:text-properties style:text-underline-style="none"/>
    </style:style>
    <style:style style:name="P11" style:family="paragraph" style:parent-style-name="Standard">
      <style:text-properties fo:font-style="italic" style:font-style-asian="italic" style:font-style-complex="italic"/>
    </style:style>
    <style:style style:name="P12" style:family="paragraph" style:parent-style-name="Standard">
      <style:text-properties fo:font-style="italic" style:text-underline-style="none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font-name="Poppins" fo:font-size="9.75pt" fo:letter-spacing="normal" fo:font-style="normal" style:text-underline-style="none" fo:font-weight="normal" style:text-blinking="false" fo:background-color="transparent" style:font-style-asian="normal" style:font-style-complex="normal"/>
    </style:style>
    <style:style style:name="T6" style:family="text">
      <style:text-properties fo:font-variant="normal" fo:text-transform="none" fo:color="#000000" style:text-line-through-style="none" style:font-name="Poppins" fo:font-size="9.75pt" fo:letter-spacing="normal" style:text-underline-style="none" fo:font-weight="normal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CIEN SAURIEN</text:p>
      <text:p text:style-name="Standard"/>
      <text:p text:style-name="Standard"/>
      <text:p text:style-name="Standard"/>
      <text:p text:style-name="Standard"/>
      <text:p text:style-name="P2">Cuetzpalli regiment with bows x10 10&gt;12€:</text:p>
      <text:p text:style-name="P7"/>
      <text:p text:style-name="Standard">10 Figurines en résine venduent avec socle MDF et scéne en résine. Taille de socle carré ou rond de 20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Standard">Contactez moi.</text:p>
      <text:p text:style-name="Standard"/>
      <text:p text:style-name="Standard">Photo non contractuel, Figurine à monter et sans socle autre que proposé.</text:p>
      <text:p text:style-name="Standard">Figurines déssinées par Lost Kingdom Miniatures.</text:p>
      <text:p text:style-name="Standard"/>
      <text:p text:style-name="P2">Cuetzpalli regiment with spears x10 9&gt;11€:</text:p>
      <text:p text:style-name="P7"/>
      <text:p text:style-name="Standard">10 Figurines en résine venduent avec socle MDF et scéne en résine. Taille de socle carré ou rond de 20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Standard">Contactez moi.</text:p>
      <text:p text:style-name="Standard"/>
      <text:p text:style-name="Standard">Photo non contractuel, Figurine à monter et sans socle autre que proposé.</text:p>
      <text:p text:style-name="Standard">Figurines déssinées par Lost Kingdom Miniatures.</text:p>
      <text:p text:style-name="Standard"/>
      <text:p text:style-name="P2">Kuaxotl Unit x5 7&gt;9€:</text:p>
      <text:p text:style-name="P7"/>
      <text:p text:style-name="Standard">5 Figurines en résine venduent avec socle MDF et scéne en résine. Taille de socle carré ou rond de 20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Standard">Contactez moi.</text:p>
      <text:p text:style-name="Standard"/>
      <text:p text:style-name="Standard">Photo non contractuel, Figurine à monter et sans socle autre que proposé.</text:p>
      <text:p text:style-name="Standard">Figurines déssinées par Lost Kingdom Miniatures.</text:p>
      <text:p text:style-name="Standard"/>
      <text:p text:style-name="Standard"><text:span text:style-name="T4">Kuaxotl hero 3&lt;4€ :</text:span><text:line-break/></text:p>
      <text:p text:style-name="Standard">Figurine en résine vendue avec socle MDF et scéne en résine. Taille de socle carré ou rond de 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Saurian Ancients ( Cuetzpal)) </text:span></text:p>
      <text:p text:style-name="P1">Contactez moi.</text:p>
      <text:p text:style-name="P7"><text:soft-page-break/>Photo non contractuel, Figurine à monter et sans socle autre que proposé.</text:p>
      <text:p text:style-name="Standard"/>
      <text:p text:style-name="P2">Cowabunga Ayotl Squad x5 21&gt;25€:</text:p>
      <text:p text:style-name="P7"/>
      <text:p text:style-name="Standard">5 Figurines en résine venduent avec socle MDF et scéne en résine. Taille de socle carré ou rond de 20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Standard">Contactez moi.</text:p>
      <text:p text:style-name="Standard"/>
      <text:p text:style-name="Standard">Photo non contractuel, Figurine à monter et sans socle autre que proposé.</text:p>
      <text:p text:style-name="Standard">Figurines déssinées par Lost Kingdom Miniatures.</text:p>
      <text:p text:style-name="Standard"/>
      <text:p text:style-name="P2">Ezocamatl Etat-Major 6&gt;8€:</text:p>
      <text:p text:style-name="P7"/>
      <text:p text:style-name="Standard">3 Figurines en résine venduent avec socle MDF. Taille de socle carré ou rond de 25x25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Standard">Contactez moi.</text:p>
      <text:p text:style-name="Standard"/>
      <text:p text:style-name="Standard">Photo non contractuel, Figurine à monter et sans socle autre que proposé.</text:p>
      <text:p text:style-name="Standard">Figurines déssinées par Lost Kingdom Miniatures.</text:p>
      <text:p text:style-name="Standard"/>
      <text:p text:style-name="P9">Ezocamatl Unit x10 13&gt;16€:</text:p>
      <text:p text:style-name="Standard"/>
      <text:p text:style-name="Standard">10 Figurines en résine venduent avec socle MDF. Taille de socle carré ou rond de 25x25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Standard">Contactez moi.</text:p>
      <text:p text:style-name="Standard"/>
      <text:p text:style-name="Standard">Photo non contractuel, Figurine à monter et sans socle autre que proposé.</text:p>
      <text:p text:style-name="Standard">Figurines déssinées par Lost Kingdom Miniatures.</text:p>
      <text:p text:style-name="Standard"/>
      <text:p text:style-name="P2">Coatl Guard Etat-Major 13&gt;16€:</text:p>
      <text:p text:style-name="P7"/>
      <text:p text:style-name="Standard">3 Figurines en résine venduent avec socle MDF. Taille de socle carré ou rond de 25x25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Standard">Contactez moi.</text:p>
      <text:p text:style-name="Standard"/>
      <text:p text:style-name="Standard">Photo non contractuel, Figurine à monter et sans socle autre que proposé.</text:p>
      <text:p text:style-name="Standard">Figurines déssinées par Lost Kingdom Miniatures.</text:p>
      <text:p text:style-name="Standard"/>
      <text:p text:style-name="P9">Coatl Guard x10 20&gt;25€:</text:p>
      <text:p text:style-name="Standard"/>
      <text:p text:style-name="Standard">10 Figurines en résine venduent avec socle MDF. Taille de socle carré ou rond de 25x25mm.<text:line-break/><text:soft-pag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Standard">Contactez moi.</text:p>
      <text:p text:style-name="Standard"/>
      <text:p text:style-name="Standard">Photo non contractuel, Figurine à monter et sans socle autre que proposé.</text:p>
      <text:p text:style-name="Standard">Figurines déssinées par Lost Kingdom Miniatures.</text:p>
      <text:p text:style-name="Standard"/>
      <text:p text:style-name="P9">Ayotl Unit x3 <text:s/>14&lt;17€:</text:p>
      <text:p text:style-name="Standard"/>
      <text:p text:style-name="Standard">3 Figurines en résine venduent avec socle MDF. Taille de socle carré ou rond de 40x40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Standard">Contactez moi.</text:p>
      <text:p text:style-name="Standard">Photo non contractuel, Figurine à monter et sans socle autre que proposé.</text:p>
      <text:p text:style-name="Standard">Figurines déssinées par Lost Kingdom Miniatures.</text:p>
      <text:p text:style-name="Standard"/>
      <text:p text:style-name="P9">Tezcatlipoca, the God Kid 6€:</text:p>
      <text:p text:style-name="Standard"/>
      <text:p text:style-name="Standard">Figurine en résine vendue avec socle MDF. Taille de socle carré ou rond de 40x40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Standard">Contactez moi.</text:p>
      <text:p text:style-name="Standard">Photo non contractuel, Figurine à monter et sans socle autre que proposé.</text:p>
      <text:p text:style-name="Standard">Figurines déssinées par Lost Kingdom Miniatures.</text:p>
      <text:p text:style-name="Standard"/>
      <text:p text:style-name="Standard"><text:span text:style-name="T4"/></text:p>
      <text:p text:style-name="P9">Cipactli Unit x3 <text:s/>20&lt;24€:</text:p>
      <text:p text:style-name="Standard"/>
      <text:p text:style-name="Standard">3 Figurines en résine venduent avec socle MDF. Taille de socle carré ou rond de 50x50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P1">Contactez moi.</text:p>
      <text:p text:style-name="P1"/>
      <text:p text:style-name="P7">Photo non contractuel, Figurine à monter et sans socle autre que proposé.</text:p>
      <text:p text:style-name="P5">Figurines déssinées par Lost Kingdom Miniatures.</text:p>
      <text:p text:style-name="P10"/>
      <text:p text:style-name="P2">Kuakuauitl Cuetzpalli Riders x5 29€:</text:p>
      <text:p text:style-name="P7"/>
      <text:p text:style-name="Standard">5 Figurines en résine venduent avec socle MDF. Taille de socle carré ou rond de 25x50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P1">Contactez moi.</text:p>
      <text:p text:style-name="P7">Photo non contractuel, Figurine à monter et sans socle autre que proposé.</text:p>
      <text:p text:style-name="P5">Figurines déssinées par Lost Kingdom Miniatures.</text:p>
      <text:p text:style-name="P10"><text:soft-page-break/></text:p>
      <text:p text:style-name="P2">Gallillimus Kuaxotl Riders x5 36€:</text:p>
      <text:p text:style-name="P7"/>
      <text:p text:style-name="Standard">5 Figurines en résine venduent avec socle MDF. Taille de socle carré ou rond de 25x50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P1">Contactez moi.</text:p>
      <text:p text:style-name="P7">Photo non contractuel, Figurine à monter et sans socle autre que proposé.</text:p>
      <text:p text:style-name="P5">Figurines déssinées par Lost Kingdom Miniatures.</text:p>
      <text:p text:style-name="P5"/>
      <text:p text:style-name="P2">Ezocamtl Knights Etat-Major 36€:</text:p>
      <text:p text:style-name="P7"/>
      <text:p text:style-name="Standard">3 Figurines en résine venduent avec socle MDF. Taille de socle carré ou rond de 25x50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P1">Contactez moi.</text:p>
      <text:p text:style-name="P7">Photo non contractuel, Figurine à monter et sans socle autre que proposé.</text:p>
      <text:p text:style-name="P5">Figurines déssinées par Lost Kingdom Miniatures.</text:p>
      <text:p text:style-name="P5"/>
      <text:p text:style-name="P2">Ezocamatl Knights x5 40€:</text:p>
      <text:p text:style-name="P7"/>
      <text:p text:style-name="Standard">5 Figurines en résine venduent avec socle MDF. Taille de socle carré ou rond de 25x50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P1">Contactez moi.</text:p>
      <text:p text:style-name="P7">Photo non contractuel, Figurine à monter et sans socle autre que proposé.</text:p>
      <text:p text:style-name="P5">Figurines déssinées par Lost Kingdom Miniatures.</text:p>
      <text:p text:style-name="P5"/>
      <text:p text:style-name="P2">Ezocamtl General on Dilophosaurus 33€:</text:p>
      <text:p text:style-name="P7"/>
      <text:p text:style-name="Standard">Figurine en résine vendue avec socle MDF. Taille de socle carré ou rond de 25x50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P11"><text:span text:style-name="T6">2 Versions disponibles, avec ou sans crêtes.</text:span></text:p>
      <text:p text:style-name="P1">Contactez moi.</text:p>
      <text:p text:style-name="P7">Photo non contractuel, Figurine à monter et sans socle autre que proposé.</text:p>
      <text:p text:style-name="P5">Figurines déssinées par Lost Kingdom Miniatures.</text:p>
      <text:p text:style-name="P5"/>
      <text:p text:style-name="P2">Tlemiahuatl 1 15&lt;18€:</text:p>
      <text:p text:style-name="P7"/>
      <text:p text:style-name="Standard">Figurine en résine vendue avec socle MDF et scène en résine. Taille de socle carré ou rond de 40mm.</text:p>
      <text:p text:style-name="Standard">Figurine vendu avec son bébé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</text:span><text:soft-page-break/><text:span text:style-name="T5">( Cuetzpal)) </text:span></text:p>
      <text:p text:style-name="P1">Contactez moi.</text:p>
      <text:p text:style-name="P7">Photo non contractuel, Figurine à monter et sans socle autre que proposé.</text:p>
      <text:p text:style-name="P5">Figurines déssinées par Lost Kingdom Miniatures.</text:p>
      <text:p text:style-name="P5"/>
      <text:p text:style-name="P2">Tlemiahuatl 2 12&lt;15€:</text:p>
      <text:p text:style-name="P7"/>
      <text:p text:style-name="Standard">Figurine en résine vendue avec socle MDF et scène en résine. Taille de socle carré ou rond de 40mm.</text:p>
      <text:p text:style-name="Standard">Figurine vendu avec son bébé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P1">Contactez moi.</text:p>
      <text:p text:style-name="P7">Photo non contractuel, Figurine à monter et sans socle autre que proposé.</text:p>
      <text:p text:style-name="P5">Figurines déssinées par Lost Kingdom Miniatures.</text:p>
      <text:p text:style-name="P5"/>
      <text:p text:style-name="P2">Tlemiahuatl 3 12&lt;15€:</text:p>
      <text:p text:style-name="P7"/>
      <text:p text:style-name="Standard">Figurine en résine vendue avec socle MDF et scène en résine. Taille de socle carré ou rond de 40mm.</text:p>
      <text:p text:style-name="Standard">Figurine vendu avec son bébé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P1">Contactez moi.</text:p>
      <text:p text:style-name="P7">Photo non contractuel, Figurine à monter et sans socle autre que proposé.</text:p>
      <text:p text:style-name="P5">Figurines déssinées par Lost Kingdom Miniatures.</text:p>
      <text:p text:style-name="P5"/>
      <text:p text:style-name="P2">Ahuatli Babies 4€:</text:p>
      <text:p text:style-name="P7"/>
      <text:p text:style-name="Standard">Figurine en résine vendue avec socle MDF. Taille de socle carré ou rond de 40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P1">Contactez moi.</text:p>
      <text:p text:style-name="P7">Photo non contractuel, Figurine à monter et sans socle autre que proposé.</text:p>
      <text:p text:style-name="P5">Figurines déssinées par Lost Kingdom Miniatures.</text:p>
      <text:p text:style-name="P10"/>
      <text:p text:style-name="P2">Ahuatli 1 12€:</text:p>
      <text:p text:style-name="P7"/>
      <text:p text:style-name="Standard">Figurine en résine vendue avec socle MDF. Taille de socle carré ou rond de 40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P1">Contactez moi.</text:p>
      <text:p text:style-name="P7">Photo non contractuel, Figurine à monter et sans socle autre que proposé.</text:p>
      <text:p text:style-name="P5">Figurines déssinées par Lost Kingdom Miniatures.</text:p>
      <text:p text:style-name="P5"/>
      <text:p text:style-name="P2">Ahuatli 2 10€:</text:p>
      <text:p text:style-name="P7"><text:soft-page-break/></text:p>
      <text:p text:style-name="Standard">Figurine en résine vendue avec socle MDF. Taille de socle carré ou rond de 40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P1">Contactez moi.</text:p>
      <text:p text:style-name="P7">Photo non contractuel, Figurine à monter et sans socle autre que proposé.</text:p>
      <text:p text:style-name="P5">Figurines déssinées par Lost Kingdom Miniatures.</text:p>
      <text:p text:style-name="P10"/>
      <text:p text:style-name="P2">Colohti <text:s/>14&lt;17€:</text:p>
      <text:p text:style-name="P7"/>
      <text:p text:style-name="Standard">Figurine en résine vendue avec socle MDF. Taille de socle carré ou rond de 40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P1">Contactez moi.</text:p>
      <text:p text:style-name="P7">Photo non contractuel, Figurine à monter et sans socle autre que proposé.</text:p>
      <text:p text:style-name="P5">Figurines déssinées par Lost Kingdom Miniatures.</text:p>
      <text:p text:style-name="P10"/>
      <text:p text:style-name="P2">Ayokalotl with Lightning Engine <text:s/>46€:</text:p>
      <text:p text:style-name="P7"/>
      <text:p text:style-name="Standard">Figurine en résine vendue avec socle en résine. Taille de socle carré de 100x50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Standard"><text:span text:style-name="T5">Possibilité de remplacer le socle en résine par un socle en MDF pour 5€ de moins.</text:span></text:p>
      <text:p text:style-name="P1">Contactez moi.</text:p>
      <text:p text:style-name="P7">Photo non contractuel, Figurine à monter et sans socle autre que proposé.</text:p>
      <text:p text:style-name="P5">Figurines déssinées par Lost Kingdom Miniatures.</text:p>
      <text:p text:style-name="P5"/>
      <text:p text:style-name="P2">Ayokalotl with Tekuetl Swarm <text:s/>50€:</text:p>
      <text:p text:style-name="P7"/>
      <text:p text:style-name="Standard">Figurine en résine vendue avec socle en résine. Taille de socle carré de 100x50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Standard"><text:span text:style-name="T5">Possibilité de remplacer le socle en résine par un socle en MDF pour 5€ de moins.</text:span></text:p>
      <text:p text:style-name="P1">Contactez moi.</text:p>
      <text:p text:style-name="P7">Photo non contractuel, Figurine à monter et sans socle autre que proposé.</text:p>
      <text:p text:style-name="P5">Figurines déssinées par Lost Kingdom Miniatures.</text:p>
      <text:p text:style-name="P5"/>
      <text:p text:style-name="Standard"><text:span text:style-name="T4">Kuakuauitl with Balista 50€ :</text:span><text:line-break/></text:p>
      <text:p text:style-name="Standard">Figurine en résine vendue avec socle MDF et scène en résine. Taille de socle carré ou rond de 100x</text:p>
      <text:p text:style-name="Standard">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Saurian Ancients ( Cuetzpal)) </text:span></text:p>
      <text:p text:style-name="Standard"><text:span text:style-name="T5">Possibilité de vendre sans la scène en résine pour 6€ de moins.</text:span></text:p>
      <text:p text:style-name="P1"><text:soft-page-break/>Contactez moi.</text:p>
      <text:p text:style-name="P5">Photo non contractuel, Figurine à monter et sans socle autre que proposé.</text:p>
      <text:p text:style-name="P5"/>
      <text:p text:style-name="Standard"><text:span text:style-name="T4">Ancient Kuakuauitl with Vortex 41€ :</text:span><text:line-break/></text:p>
      <text:p text:style-name="Standard">Figurine en résine vendue avec socle MDF et scène en résine. Taille de socle carré ou rond de 100x</text:p>
      <text:p text:style-name="Standard">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Saurian Ancients ( Cuetzpal)) </text:span></text:p>
      <text:p text:style-name="Standard"><text:span text:style-name="T5">Possibilité de vendre sans la scène en résine pour 3€ de moins.</text:span></text:p>
      <text:p text:style-name="P1">Contactez moi.</text:p>
      <text:p text:style-name="P5">Photo non contractuel, Figurine à monter et sans socle autre que proposé.</text:p>
      <text:p text:style-name="P5"/>
      <text:p text:style-name="Standard"><text:span text:style-name="T4">Archeoptl 3&lt;4€ :</text:span><text:line-break/></text:p>
      <text:p text:style-name="Standard">Figurine en résine vendue avec socle MDF. Taille de socle carré ou rond de 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Saurian Ancients ( Cuetzpal)) </text:span></text:p>
      <text:p text:style-name="P1">Contactez moi.</text:p>
      <text:p text:style-name="P7">Photo non contractuel, Figurine à monter et sans socle autre que proposé.</text:p>
      <text:p text:style-name="P7"/>
      <text:p text:style-name="Standard"><text:span text:style-name="T4">Atlacoya the Sunarcher 4&lt;5€ :</text:span><text:line-break/></text:p>
      <text:p text:style-name="Standard">Figurine en résine vendue avec socle MDF et scéne en résine. Taille de socle carré ou rond de 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Saurian Ancients ( Cuetzpal)) </text:span></text:p>
      <text:p text:style-name="P1">Contactez moi.</text:p>
      <text:p text:style-name="P7">Photo non contractuel, Figurine à monter et sans socle autre que proposé.</text:p>
      <text:p text:style-name="P7"/>
      <text:p text:style-name="Standard"><text:span text:style-name="T4">Coatlicue, Cuetzpal Mother 4&lt;5€ :</text:span><text:line-break/></text:p>
      <text:p text:style-name="Standard">Figurine en résine vendue avec socle MDF. Taille de socle carré ou rond de 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Saurian Ancients ( Cuetzpal)) </text:span></text:p>
      <text:p text:style-name="P1">Contactez moi.</text:p>
      <text:p text:style-name="P7">Photo non contractuel, Figurine à monter et sans socle autre que proposé.</text:p>
      <text:p text:style-name="P7"/>
      <text:p text:style-name="Standard"><text:span text:style-name="T4">Yacatecuhtli, Cuetzpal Father 4&lt;5€ :</text:span><text:line-break/></text:p>
      <text:p text:style-name="Standard">Figurine en résine vendue avec socle MDF. Taille de socle carré ou rond de 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Saurian </text:span><text:soft-page-break/><text:span text:style-name="T2">Ancients ( Cuetzpal)) </text:span></text:p>
      <text:p text:style-name="P1">Contactez moi.</text:p>
      <text:p text:style-name="P7">Photo non contractuel, Figurine à monter et sans socle autre que proposé.</text:p>
      <text:p text:style-name="P7"/>
      <text:p text:style-name="Standard"><text:span text:style-name="T4">Hueitechtcatl 45€:</text:span><text:line-break/></text:p>
      <text:p text:style-name="Standard">Figurine en résine vendue avec socle en plastique. Taille de socle carré ou rond de 100x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Saurian Ancients ( Cuetzpal)) </text:span></text:p>
      <text:p text:style-name="P12">Vendue sans personnage, possibilité d'ajouter l'un des personnages suivant pour 5€ de plus :</text:p>
      <text:p text:style-name="P12">- Coatlicue, Cuetzpal Mother</text:p>
      <text:p text:style-name="P12">- Yacatecuhtli, Cuetzpal Father</text:p>
      <text:p text:style-name="P1">Contactez moi.</text:p>
      <text:p text:style-name="P7">Photo non contractuel, Figurine à monter et sans socle autre que proposé.</text:p>
      <text:p text:style-name="P7"/>
      <text:p text:style-name="P9">Ripperdactyls Tlantliatzli Unit x3 <text:s/>43€:</text:p>
      <text:p text:style-name="Standard"/>
      <text:p text:style-name="Standard">3 Figurines en résine venduent avec socle MDF et scène en résine. Taille de socle carré ou rond de 40x40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Standard"><text:span text:style-name="T5">Possibilité d'être vendu sans les scène en résine pour 8€ de moins.</text:span></text:p>
      <text:p text:style-name="Standard">Contactez moi.</text:p>
      <text:p text:style-name="Standard">Photo non contractuel, Figurine à monter et sans socle autre que proposé.</text:p>
      <text:p text:style-name="P7">Figurines déssinées par Lost Kingdom Miniatures.</text:p>
      <text:p text:style-name="P7"/>
      <text:p text:style-name="P9">Ptera Yacatli Unit x3 <text:s/>42€:</text:p>
      <text:p text:style-name="Standard"/>
      <text:p text:style-name="Standard">3 Figurines en résine venduent avec socle MDF et scène en résine. Taille de socle carré ou rond de 40x40mm.<text:line-break/>Adapté pour jeu de plateau comme Warhammer et plus particulièrement The IX Age <text:span text:style-name="T1">Fantasy Battles.<text:line-break/></text:span><text:span text:style-name="T5">Si vous voulez plus de contenu du type de cette figurine (Cf Lost Kingdom Miniature – Saurian Ancients ( Cuetzpal)) </text:span></text:p>
      <text:p text:style-name="Standard"><text:span text:style-name="T5">Possibilité d'être vendu sans les scène en résine pour 7€ de moins.</text:span></text:p>
      <text:p text:style-name="Standard">Contactez moi.</text:p>
      <text:p text:style-name="Standard">Photo non contractuel, Figurine à monter et sans socle autre que proposé.</text:p>
      <text:p text:style-name="P7">Figurines déssinées par Lost Kingdom Miniatures.</text:p>
      <text:p text:style-name="P10"/>
      <text:p text:style-name="Standard"><text:span text:style-name="T3">Metzli the Ruthless 30&lt;36€ :</text:span><text:span text:style-name="T2"><text:line-break/></text:span></text:p>
      <text:p text:style-name="Standard">Figurine en résine vendue avec socle Mdf et scène en résine et correspondant à une taille de socle carré ou rond de 4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Saurian Ancients ( Cuetzpal)) </text:span></text:p>
      <text:p text:style-name="P1">Contactez moi.</text:p>
      <text:p text:style-name="P7">Photo non contractuel, Figurine à monter et sans socle autre que proposé.</text:p>
      <text:p text:style-name="P7"><text:soft-page-break/></text:p>
      <text:p text:style-name="Standard"><text:span text:style-name="T4">Tlauilokotl 58€ :</text:span><text:line-break/></text:p>
      <text:p text:style-name="Standard">Figurine en résine vendue avec socle MDF et scéne en résine. Taille de socle carré ou rond de 100x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Saurian Ancients ( Cuetzpal)) </text:span></text:p>
      <text:p text:style-name="P11">Possibilité d'être vendu sans la scène en résine pour 19€ de moins.</text:p>
      <text:p text:style-name="P1">Contactez moi.</text:p>
      <text:p text:style-name="P7">Photo non contractuel, Figurine à monter et sans socle autre que proposé.</text:p>
      <text:p text:style-name="P7"/>
      <text:p text:style-name="Standard"><text:span text:style-name="T3">Ehecatl Le Dévoreur 16&lt;20€ :</text:span><text:span text:style-name="T2"><text:line-break/></text:span></text:p>
      <text:p text:style-name="Standard">Figurine en résine vendue avec socle résine et correspondant à une taille de socle carré de 50x50mm.<text:line-break/>Adapté pour jeu de plateau comme Warhammer et plus particulièrement The IX Age <text:span text:style-name="T1">Fantasy Battles.</text:span></text:p>
      <text:p text:style-name="Standard"><text:span text:style-name="T1">Possibilité de l'avoir en 40x40mm pour 8€ (figurine plus petite)<text:line-break/></text:span><text:span text:style-name="T2">Si vous voulez plus de contenu du type de cette figurine (Cf Lost Kingdom Miniature – Saurian Ancients ( Cuetzpal)) </text:span></text:p>
      <text:p text:style-name="P1">Contactez moi.</text:p>
      <text:p text:style-name="P7">Photo non contractuel, Figurine à monter et sans socle autre que proposé.</text:p>
      <text:p text:style-name="P7"/>
      <text:p text:style-name="Standard"><text:span text:style-name="T4">Tlaloc, The Osprey 16-20€ :</text:span><text:line-break/></text:p>
      <text:p text:style-name="Standard">Figurine en résine vendue avec socle MDF et scéne en résine. Taille de socle carré ou rond de 50x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Saurian Ancients ( Cuetzpal)) </text:span></text:p>
      <text:p text:style-name="P1">Contactez moi.</text:p>
      <text:p text:style-name="P1">Photo non contractuel, Figurine à monter et sans socle autre que proposé.</text:p>
      <text:p text:style-name="P1"/>
      <text:p text:style-name="Standard"><text:span text:style-name="T4">Tlaloc on Hueitechtcatl <text:s/>60€:</text:span><text:line-break/></text:p>
      <text:p text:style-name="Standard">Figurine en résine vendue avec socle en plastique. Taille de socle carré ou rond de 100x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Saurian Ancients ( Cuetzpal)) </text:span></text:p>
      <text:p text:style-name="P1">Contactez moi.</text:p>
      <text:p text:style-name="P1">Photo non contractuel, Figurine à monter et sans socle autre que proposé.</text:p>
      <text:p text:style-name="P1"/>
      <text:p text:style-name="P2">Tonatiuh, <text:s/>Coatl whisperer 4&lt;5€ :</text:p>
      <text:p text:style-name="P1"/>
      <text:p text:style-name="Standard">Figurine en résine vendue avec socle MDF. Taille de socle carré ou rond de 40x4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Saurian </text:span><text:soft-page-break/><text:span text:style-name="T2">Ancients ( Cuetzpal)) </text:span></text:p>
      <text:p text:style-name="P1">Contactez moi.</text:p>
      <text:p text:style-name="P1">Base en résine en option pour 7€ de plus.</text:p>
      <text:p text:style-name="P1">Photo non contractuel, Figurine à monter et sans socle autre que proposé.</text:p>
      <text:p text:style-name="P1"/>
      <text:p text:style-name="P2">Ometeotl, Supreme Sorcerer Coatl 33&lt;40€ :</text:p>
      <text:p text:style-name="P1"/>
      <text:p text:style-name="Standard">Figurine en résine vendue avec socle MDF et scène en résine. Taille de socle carré ou rond de 50x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Saurian Ancients ( Cuetzpal)) </text:span></text:p>
      <text:p text:style-name="P1">Contactez moi.</text:p>
      <text:p text:style-name="P1">Base en résine en option pour 7€ de plus.</text:p>
      <text:p text:style-name="P1">Photo non contractuel, Figurine à monter et sans socle autre que proposé.</text:p>
      <text:p text:style-name="P1"/>
      <text:p text:style-name="Standard"><text:span text:style-name="T4">Kechnakatl 300€:</text:span><text:line-break/></text:p>
      <text:p text:style-name="Standard">Figurine en résine vendue avec socle en MDF. Taille de socle carré ou rond de 100x200mm.</text:p>
      <text:p text:style-name="Standard">Figurine allant jusqu'a 55cm en hauteur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Saurian Ancients ( Cuetzpal)) </text:span></text:p>
      <text:p text:style-name="P1">Contactez moi.</text:p>
      <text:p text:style-name="P1">Photo non contractuel, Figurine à monter et sans socle autre que proposé.</text:p>
      <text:p text:style-name="P1"/>
      <text:p text:style-name="P1"/>
      <text:p text:style-name="P2">Quetzalcoatl, the Feathered Goddess 40-190€ :</text:p>
      <text:p text:style-name="P1"/>
      <text:p text:style-name="Standard">Figurine en résine vendue sans socle.</text:p>
      <text:p text:style-name="Standard">Elle représente la divinité de l'empire Cuetzpal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Saurian Ancients ( Cuetzpal)) </text:span></text:p>
      <text:p text:style-name="P11">Disponible à 70% de sa taille pour 55€.</text:p>
      <text:p text:style-name="P1">Contactez moi.</text:p>
      <text:p text:style-name="P1">Photo non contractuel, Figurine à monter et sans socle autre que proposé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9H46M2S</meta:editing-duration>
    <meta:editing-cycles>40</meta:editing-cycles>
    <meta:generator>OpenOffice/4.1.6$Win32 OpenOffice.org_project/416m1$Build-9790</meta:generator>
    <dc:date>2025-02-19T22:49:47.55</dc:date>
    <dc:creator>Ycham Bounouar</dc:creator>
    <meta:document-statistic meta:table-count="0" meta:image-count="0" meta:object-count="0" meta:page-count="10" meta:paragraph-count="226" meta:word-count="3437" meta:character-count="20821"/>
    <meta:user-defined meta:name="Info 1"/>
    <meta:user-defined meta:name="Info 2"/>
    <meta:user-defined meta:name="Info 3"/>
    <meta:user-defined meta:name="Info 4"/>
  </office:meta>
</office:document-meta>
</file>